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300000012D1798A9C964504BA5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27.164cm" fo:margin-left="-0.191cm" fo:margin-top="0cm" fo:margin-bottom="0cm" table:align="left" style:writing-mode="lr-tb"/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3.367cm"/>
    </style:style>
    <style:style style:name="Tabela1.C" style:family="table-column">
      <style:table-column-properties style:column-width="4.761cm"/>
    </style:style>
    <style:style style:name="Tabela1.D" style:family="table-column">
      <style:table-column-properties style:column-width="2.716cm"/>
    </style:style>
    <style:style style:name="Tabela1.E" style:family="table-column">
      <style:table-column-properties style:column-width="4.06cm"/>
    </style:style>
    <style:style style:name="Tabela1.F" style:family="table-column">
      <style:table-column-properties style:column-width="3.113cm"/>
    </style:style>
    <style:style style:name="Tabela1.G" style:family="table-column">
      <style:table-column-properties style:column-width="2.175cm"/>
    </style:style>
    <style:style style:name="Tabela1.H" style:family="table-column">
      <style:table-column-properties style:column-width="3.98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-left="none" fo:border-right="none" fo:border-top="none" fo:border-bottom="1.5pt solid #666666">
        <style:background-image/>
      </style:table-cell-properties>
    </style:style>
    <style:style style:name="Tabela1.A2" style:family="table-cell">
      <style:table-cell-properties fo:background-color="#cccccc" fo:padding-left="0.191cm" fo:padding-right="0.191cm" fo:padding-top="0cm" fo:padding-bottom="0cm" fo:border-left="none" fo:border-right="0.25pt solid #666666" fo:border-top="0.25pt solid #666666" fo:border-bottom="0.25pt solid #666666">
        <style:background-image/>
      </style:table-cell-properties>
    </style:style>
    <style:style style:name="Tabela1.B2" style:family="table-cell">
      <style:table-cell-properties fo:background-color="#cccccc" fo:padding-left="0.191cm" fo:padding-right="0.191cm" fo:padding-top="0cm" fo:padding-bottom="0cm" fo:border="0.25pt solid #666666">
        <style:background-image/>
      </style:table-cell-properties>
    </style:style>
    <style:style style:name="Tabela1.D2" style:family="table-cell">
      <style:table-cell-properties fo:background-color="#cccccc" fo:padding-left="0.191cm" fo:padding-right="0.191cm" fo:padding-top="0cm" fo:padding-bottom="0cm" fo:border-left="0.25pt solid #666666" fo:border-right="none" fo:border-top="0.25pt solid #666666" fo:border-bottom="0.25pt solid #666666">
        <style:background-image/>
      </style:table-cell-properties>
    </style:style>
    <style:style style:name="Tabela1.A3" style:family="table-cell">
      <style:table-cell-properties fo:padding-left="0.191cm" fo:padding-right="0.191cm" fo:padding-top="0cm" fo:padding-bottom="0cm" fo:border-left="none" fo:border-right="0.25pt solid #666666" fo:border-top="0.25pt solid #666666" fo:border-bottom="0.25pt solid #666666"/>
    </style:style>
    <style:style style:name="Tabela1.B3" style:family="table-cell">
      <style:table-cell-properties fo:padding-left="0.191cm" fo:padding-right="0.191cm" fo:padding-top="0cm" fo:padding-bottom="0cm" fo:border="0.25pt solid #666666"/>
    </style:style>
    <style:style style:name="Tabela1.C3" style:family="table-cell">
      <style:table-cell-properties fo:padding-left="0.191cm" fo:padding-right="0.191cm" fo:padding-top="0cm" fo:padding-bottom="0cm" fo:border="0.25pt solid #666666"/>
    </style:style>
    <style:style style:name="Tabela1.D3" style:family="table-cell">
      <style:table-cell-properties fo:padding-left="0.191cm" fo:padding-right="0.191cm" fo:padding-top="0cm" fo:padding-bottom="0cm" fo:border-left="0.25pt solid #666666" fo:border-right="none" fo:border-top="0.25pt solid #666666" fo:border-bottom="0.25pt solid #666666"/>
    </style:style>
    <style:style style:name="Tabela1.E3" style:family="table-cell">
      <style:table-cell-properties fo:padding-left="0.191cm" fo:padding-right="0.191cm" fo:padding-top="0cm" fo:padding-bottom="0cm" fo:border="0.25pt solid #666666"/>
    </style:style>
    <style:style style:name="Tabela1.F3" style:family="table-cell">
      <style:table-cell-properties fo:padding-left="0.191cm" fo:padding-right="0.191cm" fo:padding-top="0cm" fo:padding-bottom="0cm" fo:border="0.25pt solid #666666"/>
    </style:style>
    <style:style style:name="Tabela1.G3" style:family="table-cell">
      <style:table-cell-properties fo:padding-left="0.191cm" fo:padding-right="0.191cm" fo:padding-top="0cm" fo:padding-bottom="0cm" fo:border="0.25pt solid #666666"/>
    </style:style>
    <style:style style:name="Tabela1.H3" style:family="table-cell">
      <style:table-cell-properties fo:padding-left="0.191cm" fo:padding-right="0.191cm" fo:padding-top="0cm" fo:padding-bottom="0cm" fo:border-left="0.25pt solid #666666" fo:border-right="none" fo:border-top="0.25pt solid #666666" fo:border-bottom="0.25pt solid #666666"/>
    </style:style>
    <style:style style:name="Tabela1.A4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4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4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5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5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5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6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6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6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7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7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7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8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8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8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9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9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9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0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0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0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1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1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1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2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2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2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3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3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3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4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4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4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5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5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5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6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6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6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7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7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7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8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8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8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19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1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1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19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1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1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1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19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0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0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0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1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1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1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2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2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2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3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3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3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4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4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4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5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5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5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6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6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6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7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7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7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8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8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8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29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2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2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29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2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2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2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29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30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3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3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30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3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3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3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30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31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3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3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31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3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3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3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31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32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3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3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32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3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3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3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32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33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3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3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33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3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3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3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33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34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3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3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34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3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3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3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34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35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3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3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35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3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3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35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35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36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3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3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36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3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3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36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36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37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3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3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37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3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3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37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37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38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3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3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38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3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3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38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38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39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3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3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39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3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3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39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39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40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4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4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40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40" style:family="table-cell">
      <style:table-cell-properties style:vertical-align="middle"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4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40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40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41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4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4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41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4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4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41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41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42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4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4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42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4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4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42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42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43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4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4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43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4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4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43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43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A44" style:family="table-cell">
      <style:table-cell-properties fo:padding-left="0.191cm" fo:padding-right="0.191cm" fo:padding-top="0cm" fo:padding-bottom="0cm" fo:border-left="none" fo:border-right="0.25pt solid #666666" fo:border-top="none" fo:border-bottom="0.25pt solid #666666"/>
    </style:style>
    <style:style style:name="Tabela1.B4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C4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D44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Tabela1.E4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F4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G44" style:family="table-cell">
      <style:table-cell-properties fo:padding-left="0.191cm" fo:padding-right="0.191cm" fo:padding-top="0cm" fo:padding-bottom="0cm" fo:border-left="0.25pt solid #666666" fo:border-right="0.25pt solid #666666" fo:border-top="none" fo:border-bottom="0.25pt solid #666666"/>
    </style:style>
    <style:style style:name="Tabela1.H44" style:family="table-cell">
      <style:table-cell-properties fo:padding-left="0.191cm" fo:padding-right="0.191cm" fo:padding-top="0cm" fo:padding-bottom="0cm" fo:border-left="0.25pt solid #666666" fo:border-right="none" fo:border-top="none" fo:border-bottom="0.25pt solid #666666"/>
    </style:style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290984" officeooo:paragraph-rsid="00290984" style:font-weight-asian="bold" style:font-weight-complex="bold"/>
    </style:style>
    <style:style style:name="P4" style:family="paragraph" style:parent-style-name="Standard">
      <style:text-properties fo:font-weight="bold" officeooo:rsid="002a17d6" officeooo:paragraph-rsid="002a17d6" style:font-weight-asian="bold" style:font-weight-complex="bold"/>
    </style:style>
    <style:style style:name="P5" style:family="paragraph" style:parent-style-name="Standard">
      <style:text-properties fo:font-weight="bold" officeooo:rsid="002b7902" officeooo:paragraph-rsid="002b7902" style:font-weight-asian="bold" style:font-weight-complex="bold"/>
    </style:style>
    <style:style style:name="P6" style:family="paragraph" style:parent-style-name="Standard">
      <style:text-properties fo:font-weight="bold" officeooo:rsid="001c95e3" officeooo:paragraph-rsid="001c95e3" style:font-weight-asian="bold" style:font-weight-complex="bold"/>
    </style:style>
    <style:style style:name="P7" style:family="paragraph" style:parent-style-name="Standard">
      <style:text-properties fo:font-weight="bold" officeooo:rsid="001fe70d" officeooo:paragraph-rsid="001fe70d" style:font-weight-asian="bold" style:font-weight-complex="bold"/>
    </style:style>
    <style:style style:name="P8" style:family="paragraph" style:parent-style-name="Standard">
      <style:text-properties fo:font-weight="bold" officeooo:rsid="0020a7f8" officeooo:paragraph-rsid="0020a7f8" style:font-weight-asian="bold" style:font-weight-complex="bold"/>
    </style:style>
    <style:style style:name="P9" style:family="paragraph" style:parent-style-name="Standard">
      <style:text-properties fo:font-weight="bold" officeooo:rsid="0023bac4" officeooo:paragraph-rsid="0023bac4" style:font-weight-asian="bold" style:font-weight-complex="bold"/>
    </style:style>
    <style:style style:name="P10" style:family="paragraph" style:parent-style-name="Standard">
      <style:text-properties officeooo:rsid="00290984" officeooo:paragraph-rsid="00290984"/>
    </style:style>
    <style:style style:name="P11" style:family="paragraph" style:parent-style-name="Standard">
      <style:text-properties officeooo:rsid="00290984" officeooo:paragraph-rsid="002a17d6"/>
    </style:style>
    <style:style style:name="P12" style:family="paragraph" style:parent-style-name="Standard">
      <style:text-properties officeooo:rsid="00290984" officeooo:paragraph-rsid="002b7902"/>
    </style:style>
    <style:style style:name="P13" style:family="paragraph" style:parent-style-name="Standard">
      <style:text-properties officeooo:rsid="00290984" officeooo:paragraph-rsid="002cbccf"/>
    </style:style>
    <style:style style:name="P14" style:family="paragraph" style:parent-style-name="Standard">
      <style:text-properties officeooo:rsid="001fe70d" officeooo:paragraph-rsid="001fe70d"/>
    </style:style>
    <style:style style:name="P15" style:family="paragraph" style:parent-style-name="Standard">
      <style:text-properties officeooo:rsid="001fe70d" officeooo:paragraph-rsid="0020a7f8"/>
    </style:style>
    <style:style style:name="P16" style:family="paragraph" style:parent-style-name="Standard">
      <style:text-properties officeooo:rsid="0020a7f8" officeooo:paragraph-rsid="0020a7f8"/>
    </style:style>
    <style:style style:name="P17" style:family="paragraph" style:parent-style-name="Standard">
      <style:text-properties officeooo:rsid="0020a7f8" officeooo:paragraph-rsid="00290984"/>
    </style:style>
    <style:style style:name="P18" style:family="paragraph" style:parent-style-name="Standard">
      <style:text-properties officeooo:rsid="0020a7f8" officeooo:paragraph-rsid="002a17d6"/>
    </style:style>
    <style:style style:name="P19" style:family="paragraph" style:parent-style-name="Standard">
      <style:text-properties officeooo:rsid="0020a7f8" officeooo:paragraph-rsid="002b7902"/>
    </style:style>
    <style:style style:name="P20" style:family="paragraph" style:parent-style-name="Standard">
      <style:text-properties officeooo:rsid="002a17d6" officeooo:paragraph-rsid="002a17d6"/>
    </style:style>
    <style:style style:name="P21" style:family="paragraph" style:parent-style-name="Standard">
      <style:text-properties officeooo:rsid="002a17d6" officeooo:paragraph-rsid="002b7902"/>
    </style:style>
    <style:style style:name="P22" style:family="paragraph" style:parent-style-name="Standard">
      <style:text-properties officeooo:rsid="002b7902" officeooo:paragraph-rsid="002b7902"/>
    </style:style>
    <style:style style:name="P23" style:family="paragraph" style:parent-style-name="Standard">
      <style:text-properties officeooo:rsid="002b7902" officeooo:paragraph-rsid="002cbccf"/>
    </style:style>
    <style:style style:name="P24" style:family="paragraph" style:parent-style-name="Standard">
      <style:text-properties officeooo:rsid="002cbccf" officeooo:paragraph-rsid="002cbccf"/>
    </style:style>
    <style:style style:name="P25" style:family="paragraph" style:parent-style-name="Standard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26" style:family="paragraph" style:parent-style-name="Standard">
      <style:text-properties officeooo:rsid="001a9f7d" officeooo:paragraph-rsid="001a9f7d"/>
    </style:style>
    <style:style style:name="P27" style:family="paragraph" style:parent-style-name="Standard">
      <style:text-properties officeooo:rsid="001c95e3" officeooo:paragraph-rsid="001c95e3"/>
    </style:style>
    <style:style style:name="P28" style:family="paragraph" style:parent-style-name="Standard">
      <style:text-properties officeooo:rsid="001ec6e0" officeooo:paragraph-rsid="001ec6e0"/>
    </style:style>
    <style:style style:name="P29" style:family="paragraph" style:parent-style-name="Standard">
      <style:text-properties officeooo:paragraph-rsid="001ec6e0"/>
    </style:style>
    <style:style style:name="P30" style:family="paragraph" style:parent-style-name="Standard">
      <style:text-properties officeooo:rsid="001e79c2" officeooo:paragraph-rsid="001e79c2"/>
    </style:style>
    <style:style style:name="P31" style:family="paragraph" style:parent-style-name="Standard">
      <style:text-properties officeooo:rsid="001e79c2" officeooo:paragraph-rsid="001ec6e0"/>
    </style:style>
    <style:style style:name="P32" style:family="paragraph" style:parent-style-name="Standard">
      <style:text-properties officeooo:paragraph-rsid="001fe70d"/>
    </style:style>
    <style:style style:name="P33" style:family="paragraph" style:parent-style-name="Standard">
      <style:text-properties officeooo:rsid="00225363" officeooo:paragraph-rsid="00225363"/>
    </style:style>
    <style:style style:name="P34" style:family="paragraph" style:parent-style-name="Standard">
      <style:text-properties officeooo:rsid="0023bac4" officeooo:paragraph-rsid="0023bac4"/>
    </style:style>
    <style:style style:name="P35" style:family="paragraph" style:parent-style-name="Standard">
      <style:text-properties officeooo:rsid="0024c7ad" officeooo:paragraph-rsid="0024c7ad"/>
    </style:style>
    <style:style style:name="T1" style:family="text">
      <style:text-properties officeooo:rsid="001c95e3"/>
    </style:style>
    <style:style style:name="T2" style:family="text">
      <style:text-properties officeooo:rsid="001e79c2"/>
    </style:style>
    <style:style style:name="T3" style:family="text">
      <style:text-properties fo:font-size="19pt" fo:font-weight="bold" style:font-size-asian="19pt" style:font-weight-asian="bold"/>
    </style:style>
    <style:style style:name="T4" style:family="text">
      <style:text-properties fo:font-size="19pt" fo:font-weight="bold" officeooo:rsid="002debb0" style:font-size-asian="19pt" style:font-weight-asian="bold"/>
    </style:style>
    <style:style style:name="T5" style:family="text">
      <style:text-properties officeooo:rsid="00290984"/>
    </style:style>
    <style:style style:name="T6" style:family="text">
      <style:text-properties officeooo:rsid="002a17d6"/>
    </style:style>
    <style:style style:name="T7" style:family="text">
      <style:text-properties officeooo:rsid="002b7902"/>
    </style:style>
    <style:style style:name="T8" style:family="text">
      <style:text-properties officeooo:rsid="002cbccf"/>
    </style:style>
    <style:style style:name="fr1" style:family="graphic" style:parent-style-name="Graphics">
      <style:graphic-properties fo:margin-left="0cm" fo:margin-right="0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Dicionário de Dados v0.</text:span><text:span text:style-name="T4">2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 table:style-name="Tabela1.1">
          <table:table-cell table:style-name="Tabela1.A1" office:value-type="string">
            <text:p text:style-name="P25">Nome da Tabela</text:p>
          </table:table-cell>
          <table:table-cell table:style-name="Tabela1.A1" office:value-type="string">
            <text:p text:style-name="P25">Nome do Atributo</text:p>
          </table:table-cell>
          <table:table-cell table:style-name="Tabela1.A1" office:value-type="string">
            <text:p text:style-name="P25">Descrição</text:p>
          </table:table-cell>
          <table:table-cell table:style-name="Tabela1.A1" office:value-type="string">
            <text:p text:style-name="P25">Tipo</text:p>
          </table:table-cell>
          <table:table-cell table:style-name="Tabela1.A1" office:value-type="string">
            <text:p text:style-name="P25">Intervalo</text:p>
          </table:table-cell>
          <table:table-cell table:style-name="Tabela1.A1" office:value-type="string">
            <text:p text:style-name="P25">Obrigatório</text:p>
          </table:table-cell>
          <table:table-cell table:style-name="Tabela1.A1" office:value-type="string">
            <text:p text:style-name="P25">PK/FK</text:p>
          </table:table-cell>
          <table:table-cell table:style-name="Tabela1.A1" office:value-type="string">
            <text:p text:style-name="P25">Tabela Referente a FK</text:p>
          </table:table-cell>
        </table:table-row>
        <table:table-row table:style-name="Tabela1.1">
          <table:table-cell table:style-name="Tabela1.A2" office:value-type="string">
            <text:p text:style-name="P2">Usuario <text:span text:style-name="T1">Evento</text:span></text:p>
          </table:table-cell>
          <table:table-cell table:style-name="Tabela1.B2" office:value-type="string">
            <text:p text:style-name="Standard">Id_usuario</text:p>
          </table:table-cell>
          <table:table-cell table:style-name="Tabela1.B2" office:value-type="string">
            <text:p text:style-name="Standard">Identificador único para usuário</text:p>
          </table:table-cell>
          <table:table-cell table:style-name="Tabela1.D2" office:value-type="string">
            <text:p text:style-name="Standard">Number</text:p>
          </table:table-cell>
          <table:table-cell table:style-name="Tabela1.B2" office:value-type="string">
            <text:p text:style-name="Standard">Auto_increment</text:p>
          </table:table-cell>
          <table:table-cell table:style-name="Tabela1.B2" office:value-type="string">
            <text:p text:style-name="Standard">Sim</text:p>
          </table:table-cell>
          <table:table-cell table:style-name="Tabela1.B2" office:value-type="string">
            <text:p text:style-name="Standard">PK</text:p>
          </table:table-cell>
          <table:table-cell table:style-name="Tabela1.D2" office:value-type="string">
            <text:p text:style-name="Standard"/>
          </table:table-cell>
        </table:table-row>
        <table:table-row table:style-name="Tabela1.1">
          <table:table-cell table:style-name="Tabela1.A3" office:value-type="string">
            <text:p text:style-name="P2"/>
          </table:table-cell>
          <table:table-cell table:style-name="Tabela1.B3" office:value-type="string">
            <text:p text:style-name="Standard">nome</text:p>
          </table:table-cell>
          <table:table-cell table:style-name="Tabela1.C3" office:value-type="string">
            <text:p text:style-name="Standard">Nome do usuário</text:p>
          </table:table-cell>
          <table:table-cell table:style-name="Tabela1.D3" office:value-type="string">
            <text:p text:style-name="Standard">Varchar2</text:p>
          </table:table-cell>
          <table:table-cell table:style-name="Tabela1.E3" office:value-type="string">
            <text:p text:style-name="Standard">0-255</text:p>
          </table:table-cell>
          <table:table-cell table:style-name="Tabela1.F3" office:value-type="string">
            <text:p text:style-name="Standard">Sim</text:p>
          </table:table-cell>
          <table:table-cell table:style-name="Tabela1.G3" office:value-type="string">
            <text:p text:style-name="Standard"/>
          </table:table-cell>
          <table:table-cell table:style-name="Tabela1.H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26">CPF</text:p>
          </table:table-cell>
          <table:table-cell table:style-name="Tabela1.C43" office:value-type="string">
            <text:p text:style-name="P26">CPF do usuário</text:p>
          </table:table-cell>
          <table:table-cell table:style-name="Tabela1.D4" office:value-type="string">
            <text:p text:style-name="P27">Number</text:p>
          </table:table-cell>
          <table:table-cell table:style-name="Tabela1.E4" office:value-type="string">
            <text:p text:style-name="P28">0-11</text:p>
          </table:table-cell>
          <table:table-cell table:style-name="Tabela1.F4" office:value-type="string">
            <text:p text:style-name="P14">Sim</text:p>
          </table:table-cell>
          <table:table-cell table:style-name="Tabela1.G4" office:value-type="string">
            <text:p text:style-name="Standard"/>
          </table:table-cell>
          <table:table-cell table:style-name="Tabela1.H4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27">E-mail</text:p>
          </table:table-cell>
          <table:table-cell table:style-name="Tabela1.C43" office:value-type="string">
            <text:p text:style-name="P27">E-mail do usuário</text:p>
          </table:table-cell>
          <table:table-cell table:style-name="Tabela1.D5" office:value-type="string">
            <text:p text:style-name="P27">Varchar2</text:p>
          </table:table-cell>
          <table:table-cell table:style-name="Tabela1.E5" office:value-type="string">
            <text:p text:style-name="P28">0-255</text:p>
          </table:table-cell>
          <table:table-cell table:style-name="Tabela1.F5" office:value-type="string">
            <text:p text:style-name="P14">Sim</text:p>
          </table:table-cell>
          <table:table-cell table:style-name="Tabela1.G5" office:value-type="string">
            <text:p text:style-name="Standard"/>
          </table:table-cell>
          <table:table-cell table:style-name="Tabela1.H5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6">Usuário FIC</text:p>
          </table:table-cell>
          <table:table-cell table:style-name="Tabela1.B43" office:value-type="string">
            <text:p text:style-name="P27">Id_usuario</text:p>
          </table:table-cell>
          <table:table-cell table:style-name="Tabela1.C43" office:value-type="string">
            <text:p text:style-name="P27">Identificador único para usuário</text:p>
          </table:table-cell>
          <table:table-cell table:style-name="Tabela1.D6" office:value-type="string">
            <text:p text:style-name="P27">number</text:p>
          </table:table-cell>
          <table:table-cell table:style-name="Tabela1.E6" office:value-type="string">
            <text:p text:style-name="P29">Auto_increment</text:p>
          </table:table-cell>
          <table:table-cell table:style-name="Tabela1.F6" office:value-type="string">
            <text:p text:style-name="P14">Sim</text:p>
          </table:table-cell>
          <table:table-cell table:style-name="Tabela1.G6" office:value-type="string">
            <text:p text:style-name="P14">PK</text:p>
          </table:table-cell>
          <table:table-cell table:style-name="Tabela1.H6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30">Nome</text:p>
          </table:table-cell>
          <table:table-cell table:style-name="Tabela1.C43" office:value-type="string">
            <text:p text:style-name="P30">Nome do usuário</text:p>
          </table:table-cell>
          <table:table-cell table:style-name="Tabela1.D7" office:value-type="string">
            <text:p text:style-name="P28">Varchar</text:p>
          </table:table-cell>
          <table:table-cell table:style-name="Tabela1.E7" office:value-type="string">
            <text:p text:style-name="P28">0-255</text:p>
          </table:table-cell>
          <table:table-cell table:style-name="Tabela1.F7" office:value-type="string">
            <text:p text:style-name="P14">Sim</text:p>
          </table:table-cell>
          <table:table-cell table:style-name="Tabela1.G7" office:value-type="string">
            <text:p text:style-name="Standard"/>
          </table:table-cell>
          <table:table-cell table:style-name="Tabela1.H7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30">E-mail</text:p>
          </table:table-cell>
          <table:table-cell table:style-name="Tabela1.C43" office:value-type="string">
            <text:p text:style-name="P30">E-mail so usuário</text:p>
          </table:table-cell>
          <table:table-cell table:style-name="Tabela1.D8" office:value-type="string">
            <text:p text:style-name="P28">Varchar</text:p>
          </table:table-cell>
          <table:table-cell table:style-name="Tabela1.E8" office:value-type="string">
            <text:p text:style-name="P28">0-255</text:p>
          </table:table-cell>
          <table:table-cell table:style-name="Tabela1.F8" office:value-type="string">
            <text:p text:style-name="P14">Sim</text:p>
          </table:table-cell>
          <table:table-cell table:style-name="Tabela1.G8" office:value-type="string">
            <text:p text:style-name="Standard"/>
          </table:table-cell>
          <table:table-cell table:style-name="Tabela1.H8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30">D-Nascimento</text:p>
          </table:table-cell>
          <table:table-cell table:style-name="Tabela1.C43" office:value-type="string">
            <text:p text:style-name="P30">Data de Nascimento do usuário</text:p>
          </table:table-cell>
          <table:table-cell table:style-name="Tabela1.D9" office:value-type="string">
            <text:p text:style-name="P28">Varchar</text:p>
          </table:table-cell>
          <table:table-cell table:style-name="Tabela1.E9" office:value-type="string">
            <text:p text:style-name="P28">0-20</text:p>
          </table:table-cell>
          <table:table-cell table:style-name="Tabela1.F9" office:value-type="string">
            <text:p text:style-name="P14">Sim</text:p>
          </table:table-cell>
          <table:table-cell table:style-name="Tabela1.G9" office:value-type="string">
            <text:p text:style-name="Standard"/>
          </table:table-cell>
          <table:table-cell table:style-name="Tabela1.H9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30">Senha</text:p>
          </table:table-cell>
          <table:table-cell table:style-name="Tabela1.C43" office:value-type="string">
            <text:p text:style-name="P31">Senha do usuário</text:p>
          </table:table-cell>
          <table:table-cell table:style-name="Tabela1.D10" office:value-type="string">
            <text:p text:style-name="P28">Varchar</text:p>
          </table:table-cell>
          <table:table-cell table:style-name="Tabela1.E10" office:value-type="string">
            <text:p text:style-name="P28">0-255</text:p>
          </table:table-cell>
          <table:table-cell table:style-name="Tabela1.F10" office:value-type="string">
            <text:p text:style-name="P14">Sim</text:p>
          </table:table-cell>
          <table:table-cell table:style-name="Tabela1.G10" office:value-type="string">
            <text:p text:style-name="Standard"/>
          </table:table-cell>
          <table:table-cell table:style-name="Tabela1.H10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30">Sexo</text:p>
          </table:table-cell>
          <table:table-cell table:style-name="Tabela1.C43" office:value-type="string">
            <text:p text:style-name="P28">Sexo <text:span text:style-name="T2">do usuário</text:span></text:p>
          </table:table-cell>
          <table:table-cell table:style-name="Tabela1.D11" office:value-type="string">
            <text:p text:style-name="P28">Varchar</text:p>
          </table:table-cell>
          <table:table-cell table:style-name="Tabela1.E11" office:value-type="string">
            <text:p text:style-name="P28">0-1</text:p>
          </table:table-cell>
          <table:table-cell table:style-name="Tabela1.F11" office:value-type="string">
            <text:p text:style-name="P14">Sim</text:p>
          </table:table-cell>
          <table:table-cell table:style-name="Tabela1.G11" office:value-type="string">
            <text:p text:style-name="Standard"/>
          </table:table-cell>
          <table:table-cell table:style-name="Tabela1.H11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30">Endereço</text:p>
          </table:table-cell>
          <table:table-cell table:style-name="Tabela1.C43" office:value-type="string">
            <text:p text:style-name="P28">Endereço <text:span text:style-name="T2">do usuário</text:span></text:p>
          </table:table-cell>
          <table:table-cell table:style-name="Tabela1.D12" office:value-type="string">
            <text:p text:style-name="P28">Varchar</text:p>
          </table:table-cell>
          <table:table-cell table:style-name="Tabela1.E12" office:value-type="string">
            <text:p text:style-name="P28">0-255</text:p>
          </table:table-cell>
          <table:table-cell table:style-name="Tabela1.F12" office:value-type="string">
            <text:p text:style-name="P14">Sim</text:p>
          </table:table-cell>
          <table:table-cell table:style-name="Tabela1.G12" office:value-type="string">
            <text:p text:style-name="Standard"/>
          </table:table-cell>
          <table:table-cell table:style-name="Tabela1.H12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30">Estado</text:p>
          </table:table-cell>
          <table:table-cell table:style-name="Tabela1.C43" office:value-type="string">
            <text:p text:style-name="P28">Estado <text:span text:style-name="T2">do usuário</text:span></text:p>
          </table:table-cell>
          <table:table-cell table:style-name="Tabela1.D13" office:value-type="string">
            <text:p text:style-name="P28">Varchar</text:p>
          </table:table-cell>
          <table:table-cell table:style-name="Tabela1.E13" office:value-type="string">
            <text:p text:style-name="P28">0-255</text:p>
          </table:table-cell>
          <table:table-cell table:style-name="Tabela1.F13" office:value-type="string">
            <text:p text:style-name="P14">Sim</text:p>
          </table:table-cell>
          <table:table-cell table:style-name="Tabela1.G13" office:value-type="string">
            <text:p text:style-name="Standard"/>
          </table:table-cell>
          <table:table-cell table:style-name="Tabela1.H1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30">CPF</text:p>
          </table:table-cell>
          <table:table-cell table:style-name="Tabela1.C43" office:value-type="string">
            <text:p text:style-name="P28">CPF <text:span text:style-name="T2">do usuário</text:span></text:p>
          </table:table-cell>
          <table:table-cell table:style-name="Tabela1.D14" office:value-type="string">
            <text:p text:style-name="P28">Varchar</text:p>
          </table:table-cell>
          <table:table-cell table:style-name="Tabela1.E14" office:value-type="string">
            <text:p text:style-name="P14">0-11</text:p>
          </table:table-cell>
          <table:table-cell table:style-name="Tabela1.F14" office:value-type="string">
            <text:p text:style-name="P14">Sim</text:p>
          </table:table-cell>
          <table:table-cell table:style-name="Tabela1.G14" office:value-type="string">
            <text:p text:style-name="Standard"/>
          </table:table-cell>
          <table:table-cell table:style-name="Tabela1.H14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7">Administrador</text:p>
          </table:table-cell>
          <table:table-cell table:style-name="Tabela1.B43" office:value-type="string">
            <text:p text:style-name="P14">Id_administrador</text:p>
          </table:table-cell>
          <table:table-cell table:style-name="Tabela1.C43" office:value-type="string">
            <text:p text:style-name="P14">Identificador único para administrador</text:p>
          </table:table-cell>
          <table:table-cell table:style-name="Tabela1.D15" office:value-type="string">
            <text:p text:style-name="P14">Number</text:p>
          </table:table-cell>
          <table:table-cell table:style-name="Tabela1.E15" office:value-type="string">
            <text:p text:style-name="P32">Auto_increment</text:p>
          </table:table-cell>
          <table:table-cell table:style-name="Tabela1.F15" office:value-type="string">
            <text:p text:style-name="P14">Sim</text:p>
          </table:table-cell>
          <table:table-cell table:style-name="Tabela1.G15" office:value-type="string">
            <text:p text:style-name="P16">PK</text:p>
          </table:table-cell>
          <table:table-cell table:style-name="Tabela1.H15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14">Nome</text:p>
          </table:table-cell>
          <table:table-cell table:style-name="Tabela1.C43" office:value-type="string">
            <text:p text:style-name="P14">Nome do administrador</text:p>
          </table:table-cell>
          <table:table-cell table:style-name="Tabela1.D16" office:value-type="string">
            <text:p text:style-name="P14">Varchar</text:p>
          </table:table-cell>
          <table:table-cell table:style-name="Tabela1.E16" office:value-type="string">
            <text:p text:style-name="P14">0-255</text:p>
          </table:table-cell>
          <table:table-cell table:style-name="Tabela1.F16" office:value-type="string">
            <text:p text:style-name="P14">Sim</text:p>
          </table:table-cell>
          <table:table-cell table:style-name="Tabela1.G16" office:value-type="string">
            <text:p text:style-name="Standard"/>
          </table:table-cell>
          <table:table-cell table:style-name="Tabela1.H16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14">CPF</text:p>
          </table:table-cell>
          <table:table-cell table:style-name="Tabela1.C43" office:value-type="string">
            <text:p text:style-name="P14">CPF do administrador</text:p>
          </table:table-cell>
          <table:table-cell table:style-name="Tabela1.D17" office:value-type="string">
            <text:p text:style-name="P14">Number</text:p>
          </table:table-cell>
          <table:table-cell table:style-name="Tabela1.E17" office:value-type="string">
            <text:p text:style-name="P14">0-11</text:p>
          </table:table-cell>
          <table:table-cell table:style-name="Tabela1.F17" office:value-type="string">
            <text:p text:style-name="P14">Sim</text:p>
          </table:table-cell>
          <table:table-cell table:style-name="Tabela1.G17" office:value-type="string">
            <text:p text:style-name="Standard"/>
          </table:table-cell>
          <table:table-cell table:style-name="Tabela1.H17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14">E-mail</text:p>
          </table:table-cell>
          <table:table-cell table:style-name="Tabela1.C43" office:value-type="string">
            <text:p text:style-name="P14">E-mail do administrador</text:p>
          </table:table-cell>
          <table:table-cell table:style-name="Tabela1.D18" office:value-type="string">
            <text:p text:style-name="P14">Varchar</text:p>
          </table:table-cell>
          <table:table-cell table:style-name="Tabela1.E18" office:value-type="string">
            <text:p text:style-name="P14">0-255</text:p>
          </table:table-cell>
          <table:table-cell table:style-name="Tabela1.F18" office:value-type="string">
            <text:p text:style-name="P14">Sim</text:p>
          </table:table-cell>
          <table:table-cell table:style-name="Tabela1.G18" office:value-type="string">
            <text:p text:style-name="Standard"/>
          </table:table-cell>
          <table:table-cell table:style-name="Tabela1.H18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15">Senha</text:p>
          </table:table-cell>
          <table:table-cell table:style-name="Tabela1.C43" office:value-type="string">
            <text:p text:style-name="P15">Senha do administrador</text:p>
          </table:table-cell>
          <table:table-cell table:style-name="Tabela1.D43" office:value-type="string">
            <text:p text:style-name="P15">Varchar</text:p>
          </table:table-cell>
          <table:table-cell table:style-name="Tabela1.E43" office:value-type="string">
            <text:p text:style-name="P15">0-255</text:p>
          </table:table-cell>
          <table:table-cell table:style-name="Tabela1.F43" office:value-type="string">
            <text:p text:style-name="P15">Sim</text:p>
          </table:table-cell>
          <table:table-cell table:style-name="Tabela1.G43" office:value-type="string">
            <text:p text:style-name="P14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8">Eventos</text:p>
          </table:table-cell>
          <table:table-cell table:style-name="Tabela1.B43" office:value-type="string">
            <text:p text:style-name="P16">Id_evento</text:p>
          </table:table-cell>
          <table:table-cell table:style-name="Tabela1.C43" office:value-type="string">
            <text:p text:style-name="P16">Identificador único para evento</text:p>
          </table:table-cell>
          <table:table-cell table:style-name="Tabela1.D43" office:value-type="string">
            <text:p text:style-name="P16">Number</text:p>
          </table:table-cell>
          <table:table-cell table:style-name="Tabela1.E43" office:value-type="string">
            <text:p text:style-name="P16">Auto_incremento</text:p>
          </table:table-cell>
          <table:table-cell table:style-name="Tabela1.F43" office:value-type="string">
            <text:p text:style-name="P15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16">Nome</text:p>
          </table:table-cell>
          <table:table-cell table:style-name="Tabela1.C43" office:value-type="string">
            <text:p text:style-name="P16">Nome do evento</text:p>
          </table:table-cell>
          <table:table-cell table:style-name="Tabela1.D43" office:value-type="string">
            <text:p text:style-name="P16">Varchar</text:p>
          </table:table-cell>
          <table:table-cell table:style-name="Tabela1.E43" office:value-type="string">
            <text:p text:style-name="P16">0-255</text:p>
          </table:table-cell>
          <table:table-cell table:style-name="Tabela1.F43" office:value-type="string">
            <text:p text:style-name="P15">Sim</text:p>
          </table:table-cell>
          <table:table-cell table:style-name="Tabela1.G43" office:value-type="string">
            <text:p text:style-name="P33">PK</text:p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16">Carga_Horaria</text:p>
          </table:table-cell>
          <table:table-cell table:style-name="Tabela1.C43" office:value-type="string">
            <text:p text:style-name="P16">Carga horaria do evento</text:p>
          </table:table-cell>
          <table:table-cell table:style-name="Tabela1.D43" office:value-type="string">
            <text:p text:style-name="P16">Varchar</text:p>
          </table:table-cell>
          <table:table-cell table:style-name="Tabela1.E43" office:value-type="string">
            <text:p text:style-name="P16">0-255</text:p>
          </table:table-cell>
          <table:table-cell table:style-name="Tabela1.F43" office:value-type="string">
            <text:p text:style-name="P15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16">DataInicial</text:p>
          </table:table-cell>
          <table:table-cell table:style-name="Tabela1.C43" office:value-type="string">
            <text:p text:style-name="P16">Data Inicial do evento</text:p>
          </table:table-cell>
          <table:table-cell table:style-name="Tabela1.D43" office:value-type="string">
            <text:p text:style-name="P16">Varchar</text:p>
          </table:table-cell>
          <table:table-cell table:style-name="Tabela1.E43" office:value-type="string">
            <text:p text:style-name="P16">0-20</text:p>
          </table:table-cell>
          <table:table-cell table:style-name="Tabela1.F43" office:value-type="string">
            <text:p text:style-name="P15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16">Cidade</text:p>
          </table:table-cell>
          <table:table-cell table:style-name="Tabela1.C43" office:value-type="string">
            <text:p text:style-name="P16">Cidade do evento</text:p>
          </table:table-cell>
          <table:table-cell table:style-name="Tabela1.D43" office:value-type="string">
            <text:p text:style-name="P16">Varchar</text:p>
          </table:table-cell>
          <table:table-cell table:style-name="Tabela1.E43" office:value-type="string">
            <text:p text:style-name="P16">0-255</text:p>
          </table:table-cell>
          <table:table-cell table:style-name="Tabela1.F43" office:value-type="string">
            <text:p text:style-name="P15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ext:soft-page-break/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16">Número_de_vagas</text:p>
          </table:table-cell>
          <table:table-cell table:style-name="Tabela1.C43" office:value-type="string">
            <text:p text:style-name="P16">Número de vagas do evento</text:p>
          </table:table-cell>
          <table:table-cell table:style-name="Tabela1.D43" office:value-type="string">
            <text:p text:style-name="P16">Number</text:p>
          </table:table-cell>
          <table:table-cell table:style-name="Tabela1.E43" office:value-type="string">
            <text:p text:style-name="P16">0-50</text:p>
          </table:table-cell>
          <table:table-cell table:style-name="Tabela1.F43" office:value-type="string">
            <text:p text:style-name="P15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16">DataFinal</text:p>
          </table:table-cell>
          <table:table-cell table:style-name="Tabela1.C43" office:value-type="string">
            <text:p text:style-name="P16">Data final do evento</text:p>
          </table:table-cell>
          <table:table-cell table:style-name="Tabela1.D43" office:value-type="string">
            <text:p text:style-name="P16">Varchar</text:p>
          </table:table-cell>
          <table:table-cell table:style-name="Tabela1.E43" office:value-type="string">
            <text:p text:style-name="P16">0-20</text:p>
          </table:table-cell>
          <table:table-cell table:style-name="Tabela1.F43" office:value-type="string">
            <text:p text:style-name="P15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9">Tipo Evento</text:p>
          </table:table-cell>
          <table:table-cell table:style-name="Tabela1.B43" office:value-type="string">
            <text:p text:style-name="P34">Id_Evento</text:p>
          </table:table-cell>
          <table:table-cell table:style-name="Tabela1.C43" office:value-type="string">
            <text:p text:style-name="P34">Identificador único para tipo de evento</text:p>
          </table:table-cell>
          <table:table-cell table:style-name="Tabela1.D43" office:value-type="string">
            <text:p text:style-name="P34">Number</text:p>
          </table:table-cell>
          <table:table-cell table:style-name="Tabela1.E43" office:value-type="string">
            <text:p text:style-name="P34">Auto_incremento</text:p>
          </table:table-cell>
          <table:table-cell table:style-name="Tabela1.F43" office:value-type="string">
            <text:p text:style-name="P34">sim</text:p>
          </table:table-cell>
          <table:table-cell table:style-name="Tabela1.G43" office:value-type="string">
            <text:p text:style-name="P10">PK</text:p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34">Descrição</text:p>
          </table:table-cell>
          <table:table-cell table:style-name="Tabela1.C43" office:value-type="string">
            <text:p text:style-name="P35">Descriçao tipo de evento</text:p>
          </table:table-cell>
          <table:table-cell table:style-name="Tabela1.D43" office:value-type="string">
            <text:p text:style-name="P35">Number</text:p>
          </table:table-cell>
          <table:table-cell table:style-name="Tabela1.E43" office:value-type="string">
            <text:p text:style-name="P35">0-255</text:p>
          </table:table-cell>
          <table:table-cell table:style-name="Tabela1.F43" office:value-type="string">
            <text:p text:style-name="P35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3">Endereço</text:p>
          </table:table-cell>
          <table:table-cell table:style-name="Tabela1.B43" office:value-type="string">
            <text:p text:style-name="P10">Id_Endereco</text:p>
          </table:table-cell>
          <table:table-cell table:style-name="Tabela1.C43" office:value-type="string">
            <text:p text:style-name="P17">Identificador único para <text:span text:style-name="T5">Endereço</text:span></text:p>
          </table:table-cell>
          <table:table-cell table:style-name="Tabela1.D43" office:value-type="string">
            <text:p text:style-name="P10">INTEGER</text:p>
          </table:table-cell>
          <table:table-cell table:style-name="Tabela1.E43" office:value-type="string">
            <text:p text:style-name="P10">0-255</text:p>
          </table:table-cell>
          <table:table-cell table:style-name="Tabela1.F43" office:value-type="string">
            <text:p text:style-name="P10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10">CEP</text:p>
          </table:table-cell>
          <table:table-cell table:style-name="Tabela1.C43" office:value-type="string">
            <text:p text:style-name="P10">CEP do endereço</text:p>
          </table:table-cell>
          <table:table-cell table:style-name="Tabela1.D43" office:value-type="string">
            <text:p text:style-name="P10">INT</text:p>
          </table:table-cell>
          <table:table-cell table:style-name="Tabela1.E43" office:value-type="string">
            <text:p text:style-name="P10">0-255</text:p>
          </table:table-cell>
          <table:table-cell table:style-name="Tabela1.F43" office:value-type="string">
            <text:p text:style-name="P10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10">Numero</text:p>
          </table:table-cell>
          <table:table-cell table:style-name="Tabela1.C43" office:value-type="string">
            <text:p text:style-name="P10">Numero do endereço</text:p>
          </table:table-cell>
          <table:table-cell table:style-name="Tabela1.D43" office:value-type="string">
            <text:p text:style-name="P10">INT</text:p>
          </table:table-cell>
          <table:table-cell table:style-name="Tabela1.E43" office:value-type="string">
            <text:p text:style-name="P10">0-255</text:p>
          </table:table-cell>
          <table:table-cell table:style-name="Tabela1.F43" office:value-type="string">
            <text:p text:style-name="P10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10">Complemento</text:p>
          </table:table-cell>
          <table:table-cell table:style-name="Tabela1.C43" office:value-type="string">
            <text:p text:style-name="P10">Complemento do endereço</text:p>
          </table:table-cell>
          <table:table-cell table:style-name="Tabela1.D43" office:value-type="string">
            <text:p text:style-name="P10">Varchar</text:p>
          </table:table-cell>
          <table:table-cell table:style-name="Tabela1.E43" office:value-type="string">
            <text:p text:style-name="P10">0-50</text:p>
          </table:table-cell>
          <table:table-cell table:style-name="Tabela1.F43" office:value-type="string">
            <text:p text:style-name="P10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10">fk_Cidade_<text:span text:style-name="T6">Id_Cidade</text:span></text:p>
          </table:table-cell>
          <table:table-cell table:style-name="Tabela1.C43" office:value-type="string">
            <text:p text:style-name="P18">Identificador único para <text:span text:style-name="T6">Cidade</text:span></text:p>
          </table:table-cell>
          <table:table-cell table:style-name="Tabela1.D43" office:value-type="string">
            <text:p text:style-name="P10">INTEGER</text:p>
          </table:table-cell>
          <table:table-cell table:style-name="Tabela1.E43" office:value-type="string">
            <text:p text:style-name="P10">0-255</text:p>
          </table:table-cell>
          <table:table-cell table:style-name="Tabela1.F43" office:value-type="string">
            <text:p text:style-name="P10">sim</text:p>
          </table:table-cell>
          <table:table-cell table:style-name="Tabela1.G43" office:value-type="string">
            <text:p text:style-name="P10">FK</text:p>
          </table:table-cell>
          <table:table-cell table:style-name="Tabela1.H43" office:value-type="string">
            <text:p text:style-name="P10">Referente a tabela Cidade</text:p>
          </table:table-cell>
        </table:table-row>
        <table:table-row table:style-name="Tabela1.1">
          <table:table-cell table:style-name="Tabela1.A43" office:value-type="string">
            <text:p text:style-name="P3">Cidade</text:p>
          </table:table-cell>
          <table:table-cell table:style-name="Tabela1.B43" office:value-type="string">
            <text:p text:style-name="P20">nome</text:p>
          </table:table-cell>
          <table:table-cell table:style-name="Tabela1.C43" office:value-type="string">
            <text:p text:style-name="P20">Nome da Cidade</text:p>
          </table:table-cell>
          <table:table-cell table:style-name="Tabela1.D43" office:value-type="string">
            <text:p text:style-name="P20">Varchar</text:p>
          </table:table-cell>
          <table:table-cell table:style-name="Tabela1.E43" office:value-type="string">
            <text:p text:style-name="P20">0-50</text:p>
          </table:table-cell>
          <table:table-cell table:style-name="Tabela1.F43" office:value-type="string">
            <text:p text:style-name="P20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10">Id_Cidade</text:p>
          </table:table-cell>
          <table:table-cell table:style-name="Tabela1.C43" office:value-type="string">
            <text:p text:style-name="P18">Identificador único para <text:span text:style-name="T6">Cidade</text:span></text:p>
          </table:table-cell>
          <table:table-cell table:style-name="Tabela1.D43" office:value-type="string">
            <text:p text:style-name="P20">INTEGER</text:p>
          </table:table-cell>
          <table:table-cell table:style-name="Tabela1.E43" office:value-type="string">
            <text:p text:style-name="P20">0-255</text:p>
          </table:table-cell>
          <table:table-cell table:style-name="Tabela1.F43" office:value-type="string">
            <text:p text:style-name="P20">sim</text:p>
          </table:table-cell>
          <table:table-cell table:style-name="Tabela1.G43" office:value-type="string">
            <text:p text:style-name="P20">PK</text:p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10">fk_Estado_<text:span text:style-name="T6">Id_Estado</text:span></text:p>
          </table:table-cell>
          <table:table-cell table:style-name="Tabela1.C43" office:value-type="string">
            <text:p text:style-name="P18">Identificador único para <text:span text:style-name="T5">Estado</text:span></text:p>
          </table:table-cell>
          <table:table-cell table:style-name="Tabela1.D43" office:value-type="string">
            <text:p text:style-name="P20">INTEGER</text:p>
          </table:table-cell>
          <table:table-cell table:style-name="Tabela1.E43" office:value-type="string">
            <text:p text:style-name="P20">0-255</text:p>
          </table:table-cell>
          <table:table-cell table:style-name="Tabela1.F43" office:value-type="string">
            <text:p text:style-name="P20">sim</text:p>
          </table:table-cell>
          <table:table-cell table:style-name="Tabela1.G43" office:value-type="string">
            <text:p text:style-name="P20">FK</text:p>
          </table:table-cell>
          <table:table-cell table:style-name="Tabela1.H43" office:value-type="string">
            <text:p text:style-name="P11">Referente a tabela <text:span text:style-name="T6">Estado</text:span></text:p>
          </table:table-cell>
        </table:table-row>
        <table:table-row table:style-name="Tabela1.1">
          <table:table-cell table:style-name="Tabela1.A43" office:value-type="string">
            <text:p text:style-name="P4">Estado</text:p>
          </table:table-cell>
          <table:table-cell table:style-name="Tabela1.B43" office:value-type="string">
            <text:p text:style-name="P20">id_Estado</text:p>
          </table:table-cell>
          <table:table-cell table:style-name="Tabela1.C43" office:value-type="string">
            <text:p text:style-name="P18">Identificador único para <text:span text:style-name="T5">Estado</text:span></text:p>
          </table:table-cell>
          <table:table-cell table:style-name="Tabela1.D43" office:value-type="string">
            <text:p text:style-name="P20">INTEGER</text:p>
          </table:table-cell>
          <table:table-cell table:style-name="Tabela1.E43" office:value-type="string">
            <text:p text:style-name="P20">0-255</text:p>
          </table:table-cell>
          <table:table-cell table:style-name="Tabela1.F43" office:value-type="string">
            <text:p text:style-name="P20">sim</text:p>
          </table:table-cell>
          <table:table-cell table:style-name="Tabela1.G43" office:value-type="string">
            <text:p text:style-name="P20">PK</text:p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20">Nome</text:p>
          </table:table-cell>
          <table:table-cell table:style-name="Tabela1.C43" office:value-type="string">
            <text:p text:style-name="P20">Nome do Estado</text:p>
          </table:table-cell>
          <table:table-cell table:style-name="Tabela1.D43" office:value-type="string">
            <text:p text:style-name="P20">Varchar</text:p>
          </table:table-cell>
          <table:table-cell table:style-name="Tabela1.E43" office:value-type="string">
            <text:p text:style-name="P20">0-50</text:p>
          </table:table-cell>
          <table:table-cell table:style-name="Tabela1.F43" office:value-type="string">
            <text:p text:style-name="P20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20">Sigla</text:p>
          </table:table-cell>
          <table:table-cell table:style-name="Tabela1.C43" office:value-type="string">
            <text:p text:style-name="P20">Sigla do Estado</text:p>
          </table:table-cell>
          <table:table-cell table:style-name="Tabela1.D43" office:value-type="string">
            <text:p text:style-name="P20">Varchar</text:p>
          </table:table-cell>
          <table:table-cell table:style-name="Tabela1.E43" office:value-type="string">
            <text:p text:style-name="P20">2</text:p>
          </table:table-cell>
          <table:table-cell table:style-name="Tabela1.F43" office:value-type="string">
            <text:p text:style-name="P20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20">fk_País_Id_País</text:p>
          </table:table-cell>
          <table:table-cell table:style-name="Tabela1.C43" office:value-type="string">
            <text:p text:style-name="P18">Identificador único para <text:span text:style-name="T6">País</text:span></text:p>
          </table:table-cell>
          <table:table-cell table:style-name="Tabela1.D43" office:value-type="string">
            <text:p text:style-name="P22">INTEGER</text:p>
          </table:table-cell>
          <table:table-cell table:style-name="Tabela1.E40" office:value-type="string">
            <text:p text:style-name="P20">0-255</text:p>
          </table:table-cell>
          <table:table-cell table:style-name="Tabela1.F43" office:value-type="string">
            <text:p text:style-name="P20">sim</text:p>
          </table:table-cell>
          <table:table-cell table:style-name="Tabela1.G43" office:value-type="string">
            <text:p text:style-name="P22">FK</text:p>
          </table:table-cell>
          <table:table-cell table:style-name="Tabela1.H43" office:value-type="string">
            <text:p text:style-name="P12">Referente a tabela <text:span text:style-name="T7">País</text:span></text:p>
          </table:table-cell>
        </table:table-row>
        <table:table-row table:style-name="Tabela1.1">
          <table:table-cell table:style-name="Tabela1.A43" office:value-type="string">
            <text:p text:style-name="P5">País</text:p>
          </table:table-cell>
          <table:table-cell table:style-name="Tabela1.B43" office:value-type="string">
            <text:p text:style-name="P21">Id_País</text:p>
          </table:table-cell>
          <table:table-cell table:style-name="Tabela1.C43" office:value-type="string">
            <text:p text:style-name="P18">Identificador único para <text:span text:style-name="T6">País</text:span></text:p>
          </table:table-cell>
          <table:table-cell table:style-name="Tabela1.D43" office:value-type="string">
            <text:p text:style-name="P22">INTEGER</text:p>
          </table:table-cell>
          <table:table-cell table:style-name="Tabela1.E43" office:value-type="string">
            <text:p text:style-name="P22">0-255</text:p>
          </table:table-cell>
          <table:table-cell table:style-name="Tabela1.F43" office:value-type="string">
            <text:p text:style-name="P22">sim</text:p>
          </table:table-cell>
          <table:table-cell table:style-name="Tabela1.G43" office:value-type="string">
            <text:p text:style-name="P22">PK</text:p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2"/>
          </table:table-cell>
          <table:table-cell table:style-name="Tabela1.B43" office:value-type="string">
            <text:p text:style-name="P22">Nome</text:p>
          </table:table-cell>
          <table:table-cell table:style-name="Tabela1.C43" office:value-type="string">
            <text:p text:style-name="P22">Nome do País</text:p>
          </table:table-cell>
          <table:table-cell table:style-name="Tabela1.D43" office:value-type="string">
            <text:p text:style-name="P22">Varchar</text:p>
          </table:table-cell>
          <table:table-cell table:style-name="Tabela1.E43" office:value-type="string">
            <text:p text:style-name="P22">0-50</text:p>
          </table:table-cell>
          <table:table-cell table:style-name="Tabela1.F43" office:value-type="string">
            <text:p text:style-name="P22">sim</text:p>
          </table:table-cell>
          <table:table-cell table:style-name="Tabela1.G43" office:value-type="string">
            <text:p text:style-name="Standard"/>
          </table:table-cell>
          <table:table-cell table:style-name="Tabela1.H43" office:value-type="string">
            <text:p text:style-name="Standard"/>
          </table:table-cell>
        </table:table-row>
        <table:table-row table:style-name="Tabela1.1">
          <table:table-cell table:style-name="Tabela1.A43" office:value-type="string">
            <text:p text:style-name="P5">Participa</text:p>
          </table:table-cell>
          <table:table-cell table:style-name="Tabela1.B43" office:value-type="string">
            <text:p text:style-name="P22">fk_Eventos_Id_Eventos</text:p>
          </table:table-cell>
          <table:table-cell table:style-name="Tabela1.C43" office:value-type="string">
            <text:p text:style-name="P19">Identificador único para <text:span text:style-name="T5">Eventos</text:span></text:p>
          </table:table-cell>
          <table:table-cell table:style-name="Tabela1.D43" office:value-type="string">
            <text:p text:style-name="P23">INTEGER</text:p>
          </table:table-cell>
          <table:table-cell table:style-name="Tabela1.E43" office:value-type="string">
            <text:p text:style-name="P24">0-255</text:p>
          </table:table-cell>
          <table:table-cell table:style-name="Tabela1.F43" office:value-type="string">
            <text:p text:style-name="P24">sim</text:p>
          </table:table-cell>
          <table:table-cell table:style-name="Tabela1.G43" office:value-type="string">
            <text:p text:style-name="P24">FK</text:p>
          </table:table-cell>
          <table:table-cell table:style-name="Tabela1.H43" office:value-type="string">
            <text:p text:style-name="P13">Referente a tabela <text:span text:style-name="T8">Eventos</text:span></text:p>
          </table:table-cell>
        </table:table-row>
        <table:table-row table:style-name="Tabela1.1">
          <table:table-cell table:style-name="Tabela1.A44" office:value-type="string">
            <text:p text:style-name="P2"/>
          </table:table-cell>
          <table:table-cell table:style-name="Tabela1.B44" office:value-type="string">
            <text:p text:style-name="P22">fk_Usuario_Id_Usuario</text:p>
          </table:table-cell>
          <table:table-cell table:style-name="Tabela1.C44" office:value-type="string">
            <text:p text:style-name="P19">Identificador único para <text:span text:style-name="T7">Usuario</text:span></text:p>
          </table:table-cell>
          <table:table-cell table:style-name="Tabela1.D44" office:value-type="string">
            <text:p text:style-name="P23">INTEGER</text:p>
          </table:table-cell>
          <table:table-cell table:style-name="Tabela1.E44" office:value-type="string">
            <text:p text:style-name="P24">0-255</text:p>
          </table:table-cell>
          <table:table-cell table:style-name="Tabela1.F44" office:value-type="string">
            <text:p text:style-name="P24">sim</text:p>
          </table:table-cell>
          <table:table-cell table:style-name="Tabela1.G44" office:value-type="string">
            <text:p text:style-name="P24">FK</text:p>
          </table:table-cell>
          <table:table-cell table:style-name="Tabela1.H44" office:value-type="string">
            <text:p text:style-name="P13">Referente a tabela <text:span text:style-name="T8">Usuario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49cm" fo:margin-bottom="1.27cm" fo:margin-left="1.27cm" fo:margin-right="1.27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Picture 2" text:anchor-type="as-char" svg:width="3.81cm" svg:height="1.408cm" draw:z-index="2"><draw:image xlink:href="Pictures/10000000000003300000012D1798A9C964504BA5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Ítalo Arruda</meta:initial-creator>
    <meta:editing-cycles>5</meta:editing-cycles>
    <meta:creation-date>2019-11-13T21:48:00</meta:creation-date>
    <dc:date>2019-11-25T16:45:32.395000000</dc:date>
    <meta:editing-duration>PT1H6M31S</meta:editing-duration>
    <meta:generator>LibreOffice/5.3.7.2$Windows_X86_64 LibreOffice_project/6b8ed514a9f8b44d37a1b96673cbbdd077e24059</meta:generator>
    <meta:document-statistic meta:table-count="1" meta:image-count="1" meta:object-count="0" meta:page-count="3" meta:paragraph-count="253" meta:word-count="390" meta:character-count="2361" meta:non-whitespace-character-count="22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